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text:list-style style:name="L1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***Logic Building Task-01***</text:span></text:p>
      <text:p text:style-name="P1"><text:span text:style-name="T1">Q1- W</text:span><text:span text:style-name="T2">rite a program to find out the mximum number between 2 numbers.</text:span></text:p>
      <text:p text:style-name="P1"><text:span text:style-name="T2">Ans) Alogorithm:</text:span></text:p>
      <text:list text:style-name="L2">
        <text:list-item>
          <text:p text:style-name="P2"><text:span text:style-name="T3">Represent the two number by X &amp; Y.</text:span><text:span text:style-name="T4"/></text:p>
        </text:list-item>
        <text:list-item>
          <text:p text:style-name="P2"><text:span text:style-name="T5">Compare both numbers with comparison operators.</text:span><text:span text:style-name="T6"/></text:p>
        </text:list-item>
        <text:list-item>
          <text:p text:style-name="P2"><text:span text:style-name="T7">If X is greater than Y, So X is the maximum number, Else Y is maximum number.</text:span><text:span text:style-name="T8"/></text:p>
        </text:list-item>
      </text:list>
      <text:p text:style-name="P3"><text:span text:style-name="T9">Pseudocode:</text:span></text:p>
      <text:p text:style-name="P3"><text:span text:style-name="T10">Let x=10</text:span></text:p>
      <text:p text:style-name="P3"><text:span text:style-name="T10">let y=20</text:span></text:p>
      <text:p text:style-name="P3"><text:span text:style-name="T10">Now, compare both numbers with comparison operator.</text:span></text:p>
      <text:p text:style-name="P3"><text:span text:style-name="T10">if (x &gt;y)</text:span></text:p>
      <text:p text:style-name="P3"><text:span text:style-name="T10">print X is Maximum number.</text:span></text:p>
      <text:p text:style-name="P3"><text:span text:style-name="T10">else </text:span></text:p>
      <text:p text:style-name="P3"><text:span text:style-name="T10">print Y is Maximum number.</text:span></text:p>
      <text:p text:style-name="P3"><text:span text:style-name="T10"/></text:p>
      <text:p text:style-name="P4"><text:span text:style-name="T11">Q2- W</text:span><text:span text:style-name="T12">rite a program to find out the mximum number between three numbers.</text:span></text:p>
      <text:p text:style-name="P4"><text:span text:style-name="T12">Ans) Alogorithm:</text:span></text:p>
      <text:list text:style-name="L5">
        <text:list-item>
          <text:p text:style-name="P5"><text:span text:style-name="T13">Represent the three number by X,Y &amp; Z.</text:span><text:span text:style-name="T14"/></text:p>
        </text:list-item>
        <text:list-item>
          <text:p text:style-name="P5"><text:span text:style-name="T15">Compare all numbers with comparison operators.</text:span><text:span text:style-name="T16"/></text:p>
        </text:list-item>
        <text:list-item>
          <text:p text:style-name="P5"><text:span text:style-name="T17">If X is greater than Y, and X is also greater than Z<text:s text:c="2"/>So X is the maximum number.</text:span><text:span text:style-name="T18"/></text:p>
        </text:list-item>
        <text:list-item>
          <text:p text:style-name="P5"><text:span text:style-name="T19">Else If Y is greater than X, and Y is also greater than Z<text:s text:c="2"/>So Y is the maximum number.</text:span><text:span text:style-name="T20"/></text:p>
        </text:list-item>
        <text:list-item>
          <text:p text:style-name="P5"><text:span text:style-name="T21">else Z is the maximum number.</text:span><text:span text:style-name="T22"/></text:p>
        </text:list-item>
      </text:list>
      <text:p text:style-name="P6"><text:span text:style-name="T23">Pseudocode:</text:span></text:p>
      <text:p text:style-name="P6"><text:span text:style-name="T24">Let x=10</text:span></text:p>
      <text:p text:style-name="P6"><text:span text:style-name="T24">let y=20</text:span></text:p>
      <text:p text:style-name="P6"><text:span text:style-name="T24">let z=25</text:span></text:p>
      <text:p text:style-name="P6"><text:span text:style-name="T24">Now, compare numbers with comparison operator.</text:span></text:p>
      <text:p text:style-name="P6"><text:span text:style-name="T24">if (x &gt; y &amp;&amp; x &gt; z)</text:span></text:p>
      <text:p text:style-name="P6"><text:span text:style-name="T24">print X is Maximum number.</text:span></text:p>
      <text:p text:style-name="P6"><text:span text:style-name="T24">else if (y &gt; x &amp;&amp; y &gt; z)</text:span></text:p>
      <text:p text:style-name="P6"><text:span text:style-name="T24">print Y is Maximum number.</text:span><text:span text:style-name="T25"/></text:p>
      <text:p text:style-name="P7"><text:span text:style-name="T25">­­­</text:span><text:span text:style-name="T26">else </text:span></text:p>
      <text:p text:style-name="P7"><text:span text:style-name="T26">Print Z is the maximum number.</text:span></text:p>
      <text:p text:style-name="P7"><text:span text:style-name="T26"/></text:p>
      <text:p text:style-name="P7"><text:span text:style-name="T26"/></text:p>
      <text:p text:style-name="P8"><text:span text:style-name="T27">Q3- W</text:span><text:span text:style-name="T28">rite a program to check whether a number is Positive, Negative or Zero. </text:span></text:p>
      <text:p text:style-name="P8"><text:span text:style-name="T28">Ans) Alogorithm:</text:span></text:p>
      <text:list text:style-name="L9">
        <text:list-item>
          <text:p text:style-name="P9"><text:span text:style-name="T29">Take input from the user.</text:span><text:span text:style-name="T30"/></text:p>
        </text:list-item>
        <text:list-item>
          <text:p text:style-name="P9"><text:span text:style-name="T31">Store the number in varible. Compare variable with comparison operators.</text:span><text:span text:style-name="T32"/></text:p>
        </text:list-item>
        <text:list-item>
          <text:p text:style-name="P9"><text:span text:style-name="T33">If the variable is greater than Zero, Its a Positive number.</text:span><text:span text:style-name="T34"/></text:p>
        </text:list-item>
        <text:list-item>
          <text:p text:style-name="P9"><text:span text:style-name="T35">Else If variable is smaller than Zero, Its a Negative number.</text:span><text:span text:style-name="T36"/></text:p>
        </text:list-item>
        <text:list-item>
          <text:p text:style-name="P9"><text:span text:style-name="T37">else the variable is itself Zero.</text:span><text:span text:style-name="T38"/></text:p>
        </text:list-item>
      </text:list>
      <text:p text:style-name="P10"><text:span text:style-name="T39">Pseudocode:</text:span></text:p>
      <text:p text:style-name="P10"><text:span text:style-name="T40">let num = 2</text:span></text:p>
      <text:p text:style-name="P10"><text:span text:style-name="T40">Now, compare number with comparison operator.</text:span></text:p>
      <text:p text:style-name="P10"><text:span text:style-name="T40">if (num &gt; 0)</text:span></text:p>
      <text:p text:style-name="P10"><text:span text:style-name="T40">print Number is a Positive number.</text:span></text:p>
      <text:p text:style-name="P10"><text:span text:style-name="T40">else if (num &lt; 0)</text:span></text:p>
      <text:p text:style-name="P10"><text:span text:style-name="T40">print Number is a Negative number.</text:span><text:span text:style-name="T41"/></text:p>
      <text:p text:style-name="P10"><text:span text:style-name="T41">­­­</text:span><text:span text:style-name="T42">else </text:span></text:p>
      <text:p text:style-name="P10"><text:span text:style-name="T42">Print Number is Zero number.</text:span><text:span text:style-name="T43"/></text:p>
      <text:p text:style-name="P11"><text:span text:style-name="T43"/></text:p>
      <text:p text:style-name="P11"><text:span text:style-name="T43"/></text:p>
      <text:p text:style-name="P12"><text:span text:style-name="T44"/></text:p>
      <text:p text:style-name="P12"><text:span text:style-name="T45">Q4- W</text:span><text:span text:style-name="T46">rite a program to check whether a number is divisible by and 11 or not. </text:span></text:p>
      <text:p text:style-name="P12"><text:span text:style-name="T46">Ans) Alogorithm:</text:span></text:p>
      <text:list text:style-name="L13">
        <text:list-item>
          <text:p text:style-name="P13"><text:span text:style-name="T47">Take input from the user.</text:span><text:span text:style-name="T48"/></text:p>
        </text:list-item>
        <text:list-item>
          <text:p text:style-name="P13"><text:span text:style-name="T49">Store the number in varible. Compare variable with Arthemetic operators.</text:span><text:span text:style-name="T50"/></text:p>
        </text:list-item>
        <text:list-item>
          <text:p text:style-name="P13"><text:span text:style-name="T51">If the variable is (%) divisible by 5 and 11 and the result is zero, The number is Divisible by 5 and 11.</text:span><text:span text:style-name="T52"/></text:p>
        </text:list-item>
        <text:list-item>
          <text:p text:style-name="P13"><text:span text:style-name="T53">Else the number is not Divisible by 5 and 11.<text:s/></text:span><text:span text:style-name="T54"/></text:p>
        </text:list-item>
      </text:list>
      <text:p text:style-name="P14"><text:span text:style-name="T55">Pseudocode:</text:span></text:p>
      <text:p text:style-name="P14"><text:span text:style-name="T56">let num = 6</text:span></text:p>
      <text:p text:style-name="P14"><text:span text:style-name="T56">Now, compare number with Arthemetic operator.</text:span></text:p>
      <text:p text:style-name="P14"><text:span text:style-name="T56">if (num % 5 ==0 &amp;&amp; num % 11 ==0)</text:span></text:p>
      <text:p text:style-name="P14"><text:span text:style-name="T56">print Number is Divisible by 5 and 11.</text:span></text:p>
      <text:p text:style-name="P14"><text:span text:style-name="T56">else </text:span></text:p>
      <text:p text:style-name="P14"><text:span text:style-name="T56">print Number is not Divisible by 5 &amp; 11.</text:span><text:span text:style-name="T57"/></text:p>
      <text:p text:style-name="P14"><text:span text:style-name="T57">­­</text:span></text:p>
      <text:p text:style-name="P14"><text:span text:style-name="T58">Q5- W</text:span><text:span text:style-name="T59">rite a program to check whether a number is even or odd. </text:span></text:p>
      <text:p text:style-name="P14"><text:span text:style-name="T59">Ans) Alogorithm:</text:span></text:p>
      <text:list text:style-name="L15">
        <text:list-item>
          <text:p text:style-name="P15"><text:span text:style-name="T60">Take input from the user.</text:span><text:span text:style-name="T61"/></text:p>
        </text:list-item>
        <text:list-item>
          <text:p text:style-name="P15"><text:span text:style-name="T62">Store the number in varible. Compare variable with Arthemetic operators.</text:span><text:span text:style-name="T63"/></text:p>
        </text:list-item>
        <text:list-item>
          <text:p text:style-name="P15"><text:span text:style-name="T64">If the variable is (%) divisible by 2 and the result is zero, The number is Even.</text:span><text:span text:style-name="T65"/></text:p>
        </text:list-item>
        <text:list-item>
          <text:p text:style-name="P15"><text:span text:style-name="T66">Else the number is Odd.</text:span><text:span text:style-name="T67"/></text:p>
        </text:list-item>
      </text:list>
      <text:p text:style-name="P16"><text:span text:style-name="T68">Pseudocode:</text:span></text:p>
      <text:p text:style-name="P16"><text:span text:style-name="T69">let num = 6</text:span></text:p>
      <text:p text:style-name="P16"><text:span text:style-name="T69">Now, compare number with Arthemetic operator.</text:span></text:p>
      <text:p text:style-name="P16"><text:span text:style-name="T69">if (num % 2==0)</text:span></text:p>
      <text:p text:style-name="P16"><text:span text:style-name="T69">print Number is Even number</text:span></text:p>
      <text:p text:style-name="P16"><text:span text:style-name="T69">else </text:span></text:p>
      <text:p text:style-name="P16"><text:span text:style-name="T69">print Number is odd number.</text:span><text:span text:style-name="T70"/></text:p>
      <text:p text:style-name="P16"><text:span text:style-name="T70">­­</text:span></text:p>
      <text:p text:style-name="P16"><text:span text:style-name="T70"/></text:p>
      <text:p text:style-name="P16"><text:span text:style-name="T70"/></text:p>
      <text:p text:style-name="P16"><text:span text:style-name="T70"/></text:p>
      <text:p text:style-name="P17"><text:span text:style-name="T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